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2283in"/>
    </style:style>
    <style:style style:name="co2" style:family="table-column">
      <style:table-column-properties fo:break-before="auto" style:column-width="0.195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646in"/>
    </style:style>
    <style:style style:name="co5" style:family="table-column">
      <style:table-column-properties fo:break-before="auto" style:column-width="0.4752in"/>
    </style:style>
    <style:style style:name="co6" style:family="table-column">
      <style:table-column-properties fo:break-before="auto" style:column-width="0.5283in"/>
    </style:style>
    <style:style style:name="co7" style:family="table-column">
      <style:table-column-properties fo:break-before="auto" style:column-width="0.539in"/>
    </style:style>
    <style:style style:name="co8" style:family="table-column">
      <style:table-column-properties fo:break-before="auto" style:column-width="3.6165in"/>
    </style:style>
    <style:style style:name="co9" style:family="table-column">
      <style:table-column-properties fo:break-before="auto" style:column-width="1.5898in"/>
    </style:style>
    <style:style style:name="co10" style:family="table-column">
      <style:table-column-properties fo:break-before="auto" style:column-width="5.1602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table table:name="Mid-Mech Shama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table:number-columns-spanned="8" table:number-rows-spanned="1">
            <text:p>Mid-Level Mech Shaman</text:p>
          </table:table-cell>
          <table:covered-table-cell table:style-name="ce1"/>
          <table:covered-table-cell table:number-columns-repeated="6"/>
          <table:table-cell/>
        </table:table-row>
        <table:table-row table:style-name="ro2">
          <table:table-cell table:number-columns-repeated="9"/>
        </table:table-row>
        <table:table-row table:style-name="ro3">
          <table:table-cell table:style-name="ce3" office:value-type="string">
            <text:p>O</text:p>
          </table:table-cell>
          <table:table-cell table:style-name="ce3" office:value-type="string">
            <text:p>#</text:p>
          </table:table-cell>
          <table:table-cell table:style-name="ce3" office:value-type="string">
            <text:p>Rarity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Race</text:p>
          </table:table-cell>
          <table:table-cell table:style-name="ce3" office:value-type="string">
            <text:p>Mana</text:p>
          </table:table-cell>
          <table:table-cell table:style-name="ce3" office:value-type="string">
            <text:p>Attack</text:p>
          </table:table-cell>
          <table:table-cell table:style-name="ce3" office:value-type="string">
            <text:p>Health</text:p>
          </table:table-cell>
          <table:table-cell table:style-name="ce3" office:value-type="string">
            <text:p>Effect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Earth Shock</text:p>
          </table:table-cell>
          <table:table-cell office:value-type="string">
            <text:p>SPELL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office:value-type="string">
            <text:p>Silence a minion then deal 1 damage to it.</text:p>
          </table:table-cell>
        </table:table-row>
        <table:table-row table:style-name="ro3">
          <table:table-cell table:number-columns-repeated="2"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Rockbiter Weapon</text:p>
          </table:table-cell>
          <table:table-cell office:value-type="string">
            <text:p>SPELL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office:value-type="string">
            <text:p>Give a friendly character +3 Attack this turn.</text:p>
          </table:table-cell>
        </table:table-row>
        <table:table-row table:style-name="ro3">
          <table:table-cell table:number-columns-repeated="2"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Flametongue Totem</text:p>
          </table:table-cell>
          <table:table-cell office:value-type="string">
            <text:p>Totem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office:value-type="string">
            <text:p>Adjacent minions have +2 attack.</text:p>
          </table:table-cell>
        </table:table-row>
        <table:table-row table:style-name="ro3">
          <table:table-cell table:number-columns-repeated="2"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Whirling Zap-o-matic</text:p>
          </table:table-cell>
          <table:table-cell office:value-type="string">
            <text:p>Mech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office:value-type="string">
            <text:p>Windfur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Feral Spirit</text:p>
          </table:table-cell>
          <table:table-cell office:value-type="string">
            <text:p>SPELL</text:p>
          </table:table-cell>
          <table:table-cell table:style-name="ce2" office:value-type="float" office:value="3">
            <text:p>3</text:p>
          </table:table-cell>
          <table:table-cell table:style-name="ce2" table:number-columns-repeated="2"/>
          <table:table-cell office:value-type="string">
            <text:p>Summon two 2/3 Spirit Wolves with Taunt. Overload: (2)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Hex</text:p>
          </table:table-cell>
          <table:table-cell office:value-type="string">
            <text:p>SPELL</text:p>
          </table:table-cell>
          <table:table-cell table:style-name="ce2" office:value-type="float" office:value="3">
            <text:p>3</text:p>
          </table:table-cell>
          <table:table-cell table:style-name="ce2" table:number-columns-repeated="2"/>
          <table:table-cell office:value-type="string">
            <text:p>Transform a minion into a 0/1 Frog with Taunt.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Lightning Storm</text:p>
          </table:table-cell>
          <table:table-cell office:value-type="string">
            <text:p>SPELL</text:p>
          </table:table-cell>
          <table:table-cell table:style-name="ce2" office:value-type="float" office:value="3">
            <text:p>3</text:p>
          </table:table-cell>
          <table:table-cell table:style-name="ce2" table:number-columns-repeated="2"/>
          <table:table-cell office:value-type="string">
            <text:p>Deal 2-3 damage to all enemy minions. Overload: (2)</text:p>
          </table:table-cell>
        </table:table-row>
        <table:table-row table:style-name="ro3">
          <table:table-cell table:number-columns-repeated="2"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Powermace</text:p>
          </table:table-cell>
          <table:table-cell office:value-type="string">
            <text:p>WEAPON</text:p>
          </table:table-cell>
          <table:table-cell table:number-columns-repeated="2"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office:value-type="string">
            <text:p>Deathrattle: Give a random friendly Mech +2/+2.</text:p>
          </table:table-cell>
        </table:table-row>
        <table:table-row table:style-name="ro3">
          <table:table-cell table:number-columns-repeated="2"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Fire Elemental</text:p>
          </table:table-cell>
          <table:table-cell/>
          <table:table-cell table:number-columns-repeated="2" table:style-name="ce2" office:value-type="float" office:value="6">
            <text:p>6</text:p>
          </table:table-cell>
          <table:table-cell table:style-name="ce2" office:value-type="float" office:value="5">
            <text:p>5</text:p>
          </table:table-cell>
          <table:table-cell office:value-type="string">
            <text:p>Battlecry: Deal 3 damage.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string">
            <text:p>4-Legendary</text:p>
          </table:table-cell>
          <table:table-cell office:value-type="string">
            <text:p>Al'Akir the Windlord</text:p>
          </table:table-cell>
          <table:table-cell/>
          <table:table-cell table:style-name="ce2" office:value-type="float" office:value="8">
            <text:p>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office:value-type="string">
            <text:p>Windfury, Charge, Divine Shield, Taunt</text:p>
          </table:table-cell>
        </table:table-row>
        <table:table-row table:style-name="ro2">
          <table:table-cell table:number-columns-repeated="9"/>
        </table:table-row>
        <table:table-row table:style-name="ro3">
          <table:table-cell table:style-name="ce3" office:value-type="string">
            <text:p>O</text:p>
          </table:table-cell>
          <table:table-cell table:style-name="ce3" office:value-type="string">
            <text:p>#</text:p>
          </table:table-cell>
          <table:table-cell table:style-name="ce3" office:value-type="string">
            <text:p>Rarity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Race</text:p>
          </table:table-cell>
          <table:table-cell table:style-name="ce3" office:value-type="string">
            <text:p>Mana</text:p>
          </table:table-cell>
          <table:table-cell table:style-name="ce3" office:value-type="string">
            <text:p>Attack</text:p>
          </table:table-cell>
          <table:table-cell table:style-name="ce3" office:value-type="string">
            <text:p>Health</text:p>
          </table:table-cell>
          <table:table-cell table:style-name="ce3" office:value-type="string">
            <text:p>Effect</text:p>
          </table:table-cell>
        </table:table-row>
        <table:table-row table:style-name="ro3">
          <table:table-cell table:number-columns-repeated="2"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Annoy-o-Tron</text:p>
          </table:table-cell>
          <table:table-cell office:value-type="string">
            <text:p>Mech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office:value-type="string">
            <text:p>Taunt. Divine Shield.</text:p>
          </table:table-cell>
        </table:table-row>
        <table:table-row table:style-name="ro3">
          <table:table-cell table:number-columns-repeated="2"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Harvest Golem</text:p>
          </table:table-cell>
          <table:table-cell office:value-type="string">
            <text:p>Mech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office:value-type="string">
            <text:p>Deathrattle: Summon a 2/1 Damaged Golem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Defender of Argus</text:p>
          </table:table-cell>
          <table:table-cell/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office:value-type="string">
            <text:p>Battlecry: Give adjacent minions +1/+1 and Taunt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-Basic</text:p>
          </table:table-cell>
          <table:table-cell office:value-type="string">
            <text:p>Gnomish Inventor</text:p>
          </table:table-cell>
          <table:table-cell/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office:value-type="string">
            <text:p>Battlecry: Draw a card.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Piloted Shredder</text:p>
          </table:table-cell>
          <table:table-cell office:value-type="string">
            <text:p>Mech</text:p>
          </table:table-cell>
          <table:table-cell table:number-columns-repeated="2"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office:value-type="string">
            <text:p>Deathrattle: Summon a random 2-Cost minion.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Antique Healbot</text:p>
          </table:table-cell>
          <table:table-cell office:value-type="string">
            <text:p>Mech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3">
            <text:p>3</text:p>
          </table:table-cell>
          <table:table-cell office:value-type="string">
            <text:p>Battlecry: Restore 8 Health to your hero.</text:p>
          </table:table-cell>
        </table:table-row>
        <table:table-row table:style-name="ro3">
          <table:table-cell table:number-columns-repeated="2"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Azure Drake</text:p>
          </table:table-cell>
          <table:table-cell office:value-type="string">
            <text:p>Dragon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4">
            <text:p>4</text:p>
          </table:table-cell>
          <table:table-cell office:value-type="string">
            <text:p>Spell Damage +1. Battlecry: Draw a card.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string">
            <text:p>4-Legendary</text:p>
          </table:table-cell>
          <table:table-cell office:value-type="string">
            <text:p>Loatheb</text:p>
          </table:table-cell>
          <table:table-cell/>
          <table:table-cell table:number-columns-repeated="3" table:style-name="ce2" office:value-type="float" office:value="5">
            <text:p>5</text:p>
          </table:table-cell>
          <table:table-cell office:value-type="string">
            <text:p>Battlecry: Enemy spells cost (5) more next turn.</text:p>
          </table:table-cell>
        </table:table-row>
        <table:table-row table:style-name="ro3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4-Legendary</text:p>
          </table:table-cell>
          <table:table-cell office:value-type="string">
            <text:p>Dr. Boom</text:p>
          </table:table-cell>
          <table:table-cell/>
          <table:table-cell table:number-columns-repeated="3" table:style-name="ce2" office:value-type="float" office:value="7">
            <text:p>7</text:p>
          </table:table-cell>
          <table:table-cell office:value-type="string">
            <text:p>Battlecry: Summon two 1/1 Boom Bots. WARNING: Bots may explode.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table:style-name="ce4" office:value-type="string" table:number-columns-spanned="8" table:number-rows-spanned="1">
            <text:p>Possible Replacements</text:p>
          </table:table-cell>
          <table:covered-table-cell table:number-columns-repeated="7"/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-Basic</text:p>
          </table:table-cell>
          <table:table-cell office:value-type="string">
            <text:p>Gnomish Inventor</text:p>
          </table:table-cell>
          <table:table-cell/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office:value-type="string">
            <text:p>Battlecry: Draw a card.</text:p>
          </table:table-cell>
        </table:table-row>
        <table:table-row table:style-name="ro2">
          <table:table-cell table:style-name="ce5" office:value-type="string">
            <text:p>for</text:p>
          </table:table-cell>
          <table:table-cell table:number-columns-repeated="8"/>
        </table:table-row>
        <table:table-row table:style-name="ro3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4-Legendary</text:p>
          </table:table-cell>
          <table:table-cell office:value-type="string">
            <text:p>Harrison Jones</text:p>
          </table:table-cell>
          <table:table-cell/>
          <table:table-cell table:number-columns-repeated="2" table:style-name="ce2" office:value-type="float" office:value="5">
            <text:p>5</text:p>
          </table:table-cell>
          <table:table-cell table:style-name="ce2" office:value-type="float" office:value="4">
            <text:p>4</text:p>
          </table:table-cell>
          <table:table-cell office:value-type="string">
            <text:p>Battlecry: Destroy your opponent's weapon and draw cards equal to its Durability.</text:p>
          </table:table-cell>
        </table:table-row>
        <table:table-row table:style-name="ro2">
          <table:table-cell table:style-name="Default" table:number-columns-repeated="2"/>
          <table:table-cell table:number-columns-repeated="7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Harvest Golem</text:p>
          </table:table-cell>
          <table:table-cell office:value-type="string">
            <text:p>Mech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office:value-type="string">
            <text:p>Deathrattle: Summon a 2/1 Damaged Golem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Defender of Argus</text:p>
          </table:table-cell>
          <table:table-cell/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office:value-type="string">
            <text:p>Battlecry: Give adjacent minions +1/+1 and Taunt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-Basic</text:p>
          </table:table-cell>
          <table:table-cell office:value-type="string">
            <text:p>Gnomish Inventor</text:p>
          </table:table-cell>
          <table:table-cell/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office:value-type="string">
            <text:p>Battlecry: Draw a card.</text:p>
          </table:table-cell>
        </table:table-row>
        <table:table-row table:style-name="ro2">
          <table:table-cell table:style-name="ce5" office:value-type="string">
            <text:p>for</text:p>
          </table:table-cell>
          <table:table-cell table:number-columns-repeated="8"/>
        </table:table-row>
        <table:table-row table:style-name="ro3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Arcane Nullifier X-91</text:p>
          </table:table-cell>
          <table:table-cell office:value-type="string">
            <text:p>Mech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5">
            <text:p>5</text:p>
          </table:table-cell>
          <table:table-cell office:value-type="string">
            <text:p>Taunt. Can't be targeted by spells or Hero Powers.</text:p>
          </table:table-cell>
        </table:table-row>
        <table:table-row table:style-name="ro2">
          <table:table-cell table:number-columns-repeated="9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-Basic</text:p>
          </table:table-cell>
          <table:table-cell office:value-type="string">
            <text:p>Gnomish Inventor</text:p>
          </table:table-cell>
          <table:table-cell/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office:value-type="string">
            <text:p>Battlecry: Draw a card.</text:p>
          </table:table-cell>
        </table:table-row>
        <table:table-row table:style-name="ro2">
          <table:table-cell table:style-name="ce5" office:value-type="string">
            <text:p>for</text:p>
          </table:table-cell>
          <table:table-cell table:number-columns-repeated="8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Mana Tide Totem</text:p>
          </table:table-cell>
          <table:table-cell office:value-type="string">
            <text:p>Totem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office:value-type="string">
            <text:p>At the end of your turn, draw a card.</text:p>
          </table:table-cell>
        </table:table-row>
        <table:table-row table:style-name="ro2" table:number-rows-repeated="1048536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Pirate Rogu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9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0" table:default-cell-style-name="Default"/>
        <table:table-row table:style-name="ro4">
          <table:table-cell table:style-name="ce1" office:value-type="string" table:number-columns-spanned="8" table:number-rows-spanned="1">
            <text:p>Pirate Rogue</text:p>
          </table:table-cell>
          <table:covered-table-cell table:style-name="ce1"/>
          <table:covered-table-cell table:number-columns-repeated="6"/>
          <table:table-cell/>
        </table:table-row>
        <table:table-row table:style-name="ro2">
          <table:table-cell table:number-columns-repeated="9"/>
        </table:table-row>
        <table:table-row table:style-name="ro3">
          <table:table-cell table:style-name="ce3" office:value-type="string">
            <text:p>O</text:p>
          </table:table-cell>
          <table:table-cell table:style-name="ce3" office:value-type="string">
            <text:p>#</text:p>
          </table:table-cell>
          <table:table-cell table:style-name="ce3" office:value-type="string">
            <text:p>Rarity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Race</text:p>
          </table:table-cell>
          <table:table-cell table:style-name="ce3" office:value-type="string">
            <text:p>Mana</text:p>
          </table:table-cell>
          <table:table-cell table:style-name="ce3" office:value-type="string">
            <text:p>Attack</text:p>
          </table:table-cell>
          <table:table-cell table:style-name="ce3" office:value-type="string">
            <text:p>Health</text:p>
          </table:table-cell>
          <table:table-cell table:style-name="ce3" office:value-type="string">
            <text:p>Effect</text:p>
          </table:table-cell>
        </table:table-row>
        <table:table-row table:style-name="ro3">
          <table:table-cell table:number-columns-repeated="2"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Backstab</text:p>
          </table:table-cell>
          <table:table-cell office:value-type="string">
            <text:p>SPELL</text:p>
          </table:table-cell>
          <table:table-cell table:style-name="ce2" office:value-type="float" office:value="0">
            <text:p>0</text:p>
          </table:table-cell>
          <table:table-cell table:style-name="ce2" table:number-columns-repeated="2"/>
          <table:table-cell office:value-type="string">
            <text:p>Deal 2 damage to an undamaged minion.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Deadly Poison</text:p>
          </table:table-cell>
          <table:table-cell office:value-type="string">
            <text:p>SPELL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office:value-type="string">
            <text:p>Give your weapon +2 Attack.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Blade Flurry</text:p>
          </table:table-cell>
          <table:table-cell office:value-type="string">
            <text:p>SPELL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office:value-type="string">
            <text:p>Destroy your weapon and deal its damage to all enemies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Eviscerate</text:p>
          </table:table-cell>
          <table:table-cell office:value-type="string">
            <text:p>SPELL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office:value-type="string">
            <text:p>Deal 2 damage. Combo: Deal 4 damage instead.</text:p>
          </table:table-cell>
        </table:table-row>
        <table:table-row table:style-name="ro3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Goblin Auto-Barber</text:p>
          </table:table-cell>
          <table:table-cell office:value-type="string">
            <text:p>Mech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office:value-type="string">
            <text:p>Battlecry: Give your weapon +1 Attack.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One-eyed Cheat</text:p>
          </table:table-cell>
          <table:table-cell office:value-type="string">
            <text:p>Pirate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office:value-type="string">
            <text:p>Whenever you summon a Pirate, gain Stealth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SI:7 Agent</text:p>
          </table:table-cell>
          <table:table-cell/>
          <table:table-cell table:number-columns-repeated="3" table:style-name="ce2" office:value-type="float" office:value="3">
            <text:p>3</text:p>
          </table:table-cell>
          <table:table-cell office:value-type="string">
            <text:p>Combo: Deal 2 damage.</text:p>
          </table:table-cell>
        </table:table-row>
        <table:table-row table:style-name="ro3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Tinker's Sharpsword Oil</text:p>
          </table:table-cell>
          <table:table-cell office:value-type="string">
            <text:p>SPELL</text:p>
          </table:table-cell>
          <table:table-cell table:style-name="ce2" office:value-type="float" office:value="4">
            <text:p>4</text:p>
          </table:table-cell>
          <table:table-cell table:style-name="ce2" table:number-columns-repeated="2"/>
          <table:table-cell office:value-type="string">
            <text:p>Give your weapon +3 Attack. Combo: Give a random friendly minion +3 Attack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-Basic</text:p>
          </table:table-cell>
          <table:table-cell office:value-type="string">
            <text:p>Assassin's Blade</text:p>
          </table:table-cell>
          <table:table-cell office:value-type="string">
            <text:p>WEAPON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/>
        </table:table-row>
        <table:table-row table:style-name="ro3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4-Legendary</text:p>
          </table:table-cell>
          <table:table-cell office:value-type="string">
            <text:p>Trade Prince Gallywix</text:p>
          </table:table-cell>
          <table:table-cell/>
          <table:table-cell table:style-name="ce2" office:value-type="float" office:value="6">
            <text:p>6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8">
            <text:p>8</text:p>
          </table:table-cell>
          <table:table-cell office:value-type="string">
            <text:p>Whenever your opponent casts a spell, gain a copy of it and give them a Coin.</text:p>
          </table:table-cell>
        </table:table-row>
        <table:table-row table:style-name="ro2">
          <table:table-cell table:number-columns-repeated="9"/>
        </table:table-row>
        <table:table-row table:style-name="ro3">
          <table:table-cell table:style-name="ce3" office:value-type="string">
            <text:p>O</text:p>
          </table:table-cell>
          <table:table-cell table:style-name="ce3" office:value-type="string">
            <text:p>#</text:p>
          </table:table-cell>
          <table:table-cell table:style-name="ce3" office:value-type="string">
            <text:p>Rarity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Race</text:p>
          </table:table-cell>
          <table:table-cell table:style-name="ce3" office:value-type="string">
            <text:p>Mana</text:p>
          </table:table-cell>
          <table:table-cell table:style-name="ce3" office:value-type="string">
            <text:p>Attack</text:p>
          </table:table-cell>
          <table:table-cell table:style-name="ce3" office:value-type="string">
            <text:p>Health</text:p>
          </table:table-cell>
          <table:table-cell table:style-name="ce3" office:value-type="string">
            <text:p>Effect</text:p>
          </table:table-cell>
        </table:table-row>
        <table:table-row table:style-name="ro3">
          <table:table-cell table:number-columns-repeated="2"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Southsea Deckhand</text:p>
          </table:table-cell>
          <table:table-cell office:value-type="string">
            <text:p>Pirate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office:value-type="string">
            <text:p>Has Charge while you have a weapon equipped.</text:p>
          </table:table-cell>
        </table:table-row>
        <table:table-row table:style-name="ro3">
          <table:table-cell table:number-columns-repeated="2"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Bloodsail Raider</text:p>
          </table:table-cell>
          <table:table-cell office:value-type="string">
            <text:p>Pirate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office:value-type="string">
            <text:p>Battlecry: Gain Attack equal to the attack of your weapon.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Ship's Cannon</text:p>
          </table:table-cell>
          <table:table-cell/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office:value-type="string">
            <text:p>Whenever you summon a Pirate, deal 2 damage to a random enemy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3-Epic</text:p>
          </table:table-cell>
          <table:table-cell office:value-type="string">
            <text:p>Southsea Captain</text:p>
          </table:table-cell>
          <table:table-cell office:value-type="string">
            <text:p>Pirate</text:p>
          </table:table-cell>
          <table:table-cell table:number-columns-repeated="3" table:style-name="ce2" office:value-type="float" office:value="3">
            <text:p>3</text:p>
          </table:table-cell>
          <table:table-cell office:value-type="string">
            <text:p>Your other Pirates have +1/+1.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Dread Corsair</text:p>
          </table:table-cell>
          <table:table-cell office:value-type="string">
            <text:p>Pirate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3">
            <text:p>3</text:p>
          </table:table-cell>
          <table:table-cell office:value-type="string">
            <text:p>Taunt. Costs (1) less per Attack of your weapon.</text:p>
          </table:table-cell>
        </table:table-row>
        <table:table-row table:style-name="ro3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Jeeves</text:p>
          </table:table-cell>
          <table:table-cell office:value-type="string">
            <text:p>Mech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office:value-type="string">
            <text:p>At the end of each player's turn, that player draws until they have 3 cards.</text:p>
          </table:table-cell>
        </table:table-row>
        <table:table-row table:style-name="ro3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4-Legendary</text:p>
          </table:table-cell>
          <table:table-cell office:value-type="string">
            <text:p>Captain Greenskin</text:p>
          </table:table-cell>
          <table:table-cell office:value-type="string">
            <text:p>Pirate</text:p>
          </table:table-cell>
          <table:table-cell table:number-columns-repeated="2" table:style-name="ce2" office:value-type="float" office:value="5">
            <text:p>5</text:p>
          </table:table-cell>
          <table:table-cell table:style-name="ce2" office:value-type="float" office:value="4">
            <text:p>4</text:p>
          </table:table-cell>
          <table:table-cell office:value-type="string">
            <text:p>Battlecry: Give your weapon +1/+1.</text:p>
          </table:table-cell>
        </table:table-row>
        <table:table-row table:style-name="ro2">
          <table:table-cell table:number-columns-repeated="5"/>
          <table:table-cell table:style-name="ce2" table:number-columns-repeated="3"/>
          <table:table-cell/>
        </table:table-row>
        <table:table-row table:style-name="ro2">
          <table:table-cell table:style-name="ce6" office:value-type="string" table:number-columns-spanned="8" table:number-rows-spanned="1">
            <text:p>Possible Replacements</text:p>
          </table:table-cell>
          <table:covered-table-cell table:number-columns-repeated="7"/>
          <table:table-cell/>
        </table:table-row>
        <table:table-row table:style-name="ro3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4-Legendary</text:p>
          </table:table-cell>
          <table:table-cell office:value-type="string">
            <text:p>Trade Prince Gallywix</text:p>
          </table:table-cell>
          <table:table-cell/>
          <table:table-cell table:style-name="ce2" office:value-type="float" office:value="6">
            <text:p>6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8">
            <text:p>8</text:p>
          </table:table-cell>
          <table:table-cell office:value-type="string">
            <text:p>Whenever your opponent casts a spell, gain a copy of it and give them a Coin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Eviscerate</text:p>
          </table:table-cell>
          <table:table-cell office:value-type="string">
            <text:p>SPELL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office:value-type="string">
            <text:p>Deal 2 damage. Combo: Deal 4 damage instead.</text:p>
          </table:table-cell>
        </table:table-row>
        <table:table-row table:style-name="ro2">
          <table:table-cell table:style-name="ce5" office:value-type="string">
            <text:p>for</text:p>
          </table:table-cell>
          <table:table-cell table:number-columns-repeated="4"/>
          <table:table-cell table:style-name="ce2" table:number-columns-repeated="3"/>
          <table:table-cell/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Knife Juggler</text:p>
          </table:table-cell>
          <table:table-cell/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office:value-type="string">
            <text:p>After you summon a minion, deal 1 damage to a random enemy.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Salty Dog</text:p>
          </table:table-cell>
          <table:table-cell office:value-type="string">
            <text:p>Pirate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4">
            <text:p>4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3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Jeeves</text:p>
          </table:table-cell>
          <table:table-cell office:value-type="string">
            <text:p>Mech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office:value-type="string">
            <text:p>At the end of each player's turn, that player draws until they have 3 cards.</text:p>
          </table:table-cell>
        </table:table-row>
        <table:table-row table:style-name="ro2">
          <table:table-cell table:style-name="ce5" office:value-type="string">
            <text:p>for</text:p>
          </table:table-cell>
          <table:table-cell table:number-columns-repeated="4"/>
          <table:table-cell table:style-name="ce2" table:number-columns-repeated="3"/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-Basic</text:p>
          </table:table-cell>
          <table:table-cell office:value-type="string">
            <text:p>Sprint</text:p>
          </table:table-cell>
          <table:table-cell office:value-type="string">
            <text:p>SPELL</text:p>
          </table:table-cell>
          <table:table-cell table:style-name="ce2" office:value-type="float" office:value="7">
            <text:p>7</text:p>
          </table:table-cell>
          <table:table-cell table:style-name="ce2" table:number-columns-repeated="2"/>
          <table:table-cell office:value-type="string">
            <text:p>Draw 4 cards.</text:p>
          </table:table-cell>
        </table:table-row>
        <table:table-row table:style-name="ro2">
          <table:table-cell table:style-name="ce5"/>
          <table:table-cell table:number-columns-repeated="8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-Basic</text:p>
          </table:table-cell>
          <table:table-cell office:value-type="string">
            <text:p>Backstab</text:p>
          </table:table-cell>
          <table:table-cell office:value-type="string">
            <text:p>SPELL</text:p>
          </table:table-cell>
          <table:table-cell table:style-name="ce2" office:value-type="float" office:value="0">
            <text:p>0</text:p>
          </table:table-cell>
          <table:table-cell table:style-name="ce2" table:number-columns-repeated="2"/>
          <table:table-cell office:value-type="string">
            <text:p>Deal 2 damage to an undamaged minion.</text:p>
          </table:table-cell>
        </table:table-row>
        <table:table-row table:style-name="ro2">
          <table:table-cell table:style-name="ce5" office:value-type="string">
            <text:p>for</text:p>
          </table:table-cell>
          <table:table-cell table:number-columns-repeated="8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-Basic</text:p>
          </table:table-cell>
          <table:table-cell office:value-type="string">
            <text:p>Sap</text:p>
          </table:table-cell>
          <table:table-cell office:value-type="string">
            <text:p>SPELL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office:value-type="string">
            <text:p>Return an enemy minion to your opponent's hand.</text:p>
          </table:table-cell>
        </table:table-row>
        <table:table-row table:style-name="ro2">
          <table:table-cell table:style-name="ce5"/>
          <table:table-cell table:number-columns-repeated="8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One-eyed Cheat</text:p>
          </table:table-cell>
          <table:table-cell office:value-type="string">
            <text:p>Pirate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office:value-type="string">
            <text:p>Whenever you summon a Pirate, gain Stealth.</text:p>
          </table:table-cell>
        </table:table-row>
        <table:table-row table:style-name="ro2">
          <table:table-cell table:style-name="ce5" office:value-type="string">
            <text:p>for</text:p>
          </table:table-cell>
          <table:table-cell table:number-columns-repeated="8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Bloodsair Corsair</text:p>
          </table:table-cell>
          <table:table-cell office:value-type="string">
            <text:p>Pirate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office:value-type="string">
            <text:p>Battlecry: Remove 1 Durability from your opponent's weapon.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SI:7 Agent</text:p>
          </table:table-cell>
          <table:table-cell/>
          <table:table-cell table:number-columns-repeated="3" table:style-name="ce2" office:value-type="float" office:value="3">
            <text:p>3</text:p>
          </table:table-cell>
          <table:table-cell office:value-type="string">
            <text:p>Combo: Deal 2 damage.</text:p>
          </table:table-cell>
        </table:table-row>
        <table:table-row table:style-name="ro2">
          <table:table-cell table:style-name="ce5" office:value-type="string">
            <text:p>for</text:p>
          </table:table-cell>
          <table:table-cell table:number-columns-repeated="8"/>
        </table:table-row>
        <table:table-row table:style-name="ro3">
          <table:table-cell table:style-name="ce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4-Legendary</text:p>
          </table:table-cell>
          <table:table-cell office:value-type="string">
            <text:p>Loatheb</text:p>
          </table:table-cell>
          <table:table-cell/>
          <table:table-cell table:number-columns-repeated="3" table:style-name="ce2" office:value-type="float" office:value="5">
            <text:p>5</text:p>
          </table:table-cell>
          <table:table-cell office:value-type="string">
            <text:p>Battlecry: Enemy spells cost (5) more next turn.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Perdition's Blade</text:p>
          </table:table-cell>
          <table:table-cell office:value-type="string">
            <text:p>WEAPON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2">
            <text:p>2</text:p>
          </table:table-cell>
          <table:table-cell office:value-type="string">
            <text:p>Battlecry: Deal 1 damage. Combo: Deal 2 instead.</text:p>
          </table:table-cell>
        </table:table-row>
        <table:table-row table:style-name="ro2" table:number-rows-repeated="1048529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Tempo Rogu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9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0" table:default-cell-style-name="Default"/>
        <table:table-row table:style-name="ro4">
          <table:table-cell table:style-name="ce1" office:value-type="string" table:number-columns-spanned="8" table:number-rows-spanned="1">
            <text:p>Tempo Combo Rogue</text:p>
          </table:table-cell>
          <table:covered-table-cell table:style-name="ce1"/>
          <table:covered-table-cell table:number-columns-repeated="6"/>
          <table:table-cell office:value-type="string">
            <text:p>hearthpwn.com/decks/143617-tempo-combo-rogue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table:style-name="ce3" office:value-type="string">
            <text:p>O</text:p>
          </table:table-cell>
          <table:table-cell table:style-name="ce3" office:value-type="string">
            <text:p>#</text:p>
          </table:table-cell>
          <table:table-cell table:style-name="ce3" office:value-type="string">
            <text:p>Rarity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Race</text:p>
          </table:table-cell>
          <table:table-cell table:style-name="ce3" office:value-type="string">
            <text:p>Mana</text:p>
          </table:table-cell>
          <table:table-cell table:style-name="ce3" office:value-type="string">
            <text:p>Attack</text:p>
          </table:table-cell>
          <table:table-cell table:style-name="ce3" office:value-type="string">
            <text:p>Health</text:p>
          </table:table-cell>
          <table:table-cell table:style-name="ce3" office:value-type="string">
            <text:p>Effect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Backstab</text:p>
          </table:table-cell>
          <table:table-cell office:value-type="string">
            <text:p>SPELL</text:p>
          </table:table-cell>
          <table:table-cell table:style-name="ce2" office:value-type="float" office:value="0">
            <text:p>0</text:p>
          </table:table-cell>
          <table:table-cell table:style-name="ce2" table:number-columns-repeated="2"/>
          <table:table-cell office:value-type="string">
            <text:p>Deal 2 damage to an undamaged minion.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3-Epic</text:p>
          </table:table-cell>
          <table:table-cell office:value-type="string">
            <text:p>Preparation</text:p>
          </table:table-cell>
          <table:table-cell office:value-type="string">
            <text:p>SPELL</text:p>
          </table:table-cell>
          <table:table-cell table:style-name="ce2" office:value-type="float" office:value="0">
            <text:p>0</text:p>
          </table:table-cell>
          <table:table-cell table:style-name="ce2" table:number-columns-repeated="2"/>
          <table:table-cell office:value-type="string">
            <text:p>The next spell you cast this turn costs (3) less.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Cold Blood</text:p>
          </table:table-cell>
          <table:table-cell office:value-type="string">
            <text:p>SPELL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office:value-type="string">
            <text:p>Give a minion +2 Attack. Combo: +4 Attack instead.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Deadly Poison</text:p>
          </table:table-cell>
          <table:table-cell office:value-type="string">
            <text:p>SPELL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office:value-type="string">
            <text:p>Give your weapon +2 Attack.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Blade Flurry</text:p>
          </table:table-cell>
          <table:table-cell office:value-type="string">
            <text:p>SPELL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office:value-type="string">
            <text:p>Destroy your weapon and deal its damage to all enemies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Eviscerate</text:p>
          </table:table-cell>
          <table:table-cell office:value-type="string">
            <text:p>SPELL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office:value-type="string">
            <text:p>Deal 2 damage. Combo: Deal 4 damage instead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Goblin Auto-Barber</text:p>
          </table:table-cell>
          <table:table-cell office:value-type="string">
            <text:p>Mech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office:value-type="string">
            <text:p>Battlecry: Give your weapon +1 Attack.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Sap</text:p>
          </table:table-cell>
          <table:table-cell office:value-type="string">
            <text:p>SPELL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office:value-type="string">
            <text:p>Return an enemy minion to your opponent's hand.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Shiv</text:p>
          </table:table-cell>
          <table:table-cell office:value-type="string">
            <text:p>SPELL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office:value-type="string">
            <text:p>Deal 1 damage. Draw a card.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Fan of Knives</text:p>
          </table:table-cell>
          <table:table-cell office:value-type="string">
            <text:p>SPELL</text:p>
          </table:table-cell>
          <table:table-cell table:style-name="ce2" office:value-type="float" office:value="3">
            <text:p>3</text:p>
          </table:table-cell>
          <table:table-cell table:style-name="ce2" table:number-columns-repeated="2"/>
          <table:table-cell office:value-type="string">
            <text:p>Deal 1 damage to all enemy minions. Draw a card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SI:7 Agent</text:p>
          </table:table-cell>
          <table:table-cell/>
          <table:table-cell table:number-columns-repeated="3" table:style-name="ce2" office:value-type="float" office:value="3">
            <text:p>3</text:p>
          </table:table-cell>
          <table:table-cell office:value-type="string">
            <text:p>Combo: Deal 2 damage.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Tinker's Sharpsword Oil</text:p>
          </table:table-cell>
          <table:table-cell office:value-type="string">
            <text:p>SPELL</text:p>
          </table:table-cell>
          <table:table-cell table:style-name="ce2" office:value-type="float" office:value="4">
            <text:p>4</text:p>
          </table:table-cell>
          <table:table-cell table:style-name="ce2" table:number-columns-repeated="2"/>
          <table:table-cell office:value-type="string">
            <text:p>Give your weapon +3 Attack. Combo: Give a random friendly minion +3 Attack.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table:style-name="ce3" office:value-type="string">
            <text:p>O</text:p>
          </table:table-cell>
          <table:table-cell table:style-name="ce3" office:value-type="string">
            <text:p>#</text:p>
          </table:table-cell>
          <table:table-cell table:style-name="ce3" office:value-type="string">
            <text:p>Rarity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Race</text:p>
          </table:table-cell>
          <table:table-cell table:style-name="ce3" office:value-type="string">
            <text:p>Mana</text:p>
          </table:table-cell>
          <table:table-cell table:style-name="ce3" office:value-type="string">
            <text:p>Attack</text:p>
          </table:table-cell>
          <table:table-cell table:style-name="ce3" office:value-type="string">
            <text:p>Health</text:p>
          </table:table-cell>
          <table:table-cell table:style-name="ce3" office:value-type="string">
            <text:p>Effect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Southsea Deckhand</text:p>
          </table:table-cell>
          <table:table-cell office:value-type="string">
            <text:p>Pirate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office:value-type="string">
            <text:p>Has Charge while you have a weapon equipped.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4-Legendary</text:p>
          </table:table-cell>
          <table:table-cell office:value-type="string">
            <text:p>Bloodmage Thalnos</text:p>
          </table:table-cell>
          <table:table-cell/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1">
            <text:p>1</text:p>
          </table:table-cell>
          <table:table-cell office:value-type="string">
            <text:p>Spell Damage +1, Deathrattle: Draw a card.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Azure Drake</text:p>
          </table:table-cell>
          <table:table-cell office:value-type="string">
            <text:p>Dragon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4">
            <text:p>4</text:p>
          </table:table-cell>
          <table:table-cell office:value-type="string">
            <text:p>Spell Damage +1. Battlecry: Draw a card.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string">
            <text:p>4-Legendary</text:p>
          </table:table-cell>
          <table:table-cell office:value-type="string">
            <text:p>Loatheb</text:p>
          </table:table-cell>
          <table:table-cell/>
          <table:table-cell table:number-columns-repeated="3" table:style-name="ce2" office:value-type="float" office:value="5">
            <text:p>5</text:p>
          </table:table-cell>
          <table:table-cell office:value-type="string">
            <text:p>Battlecry: Enemy spells cost (5) more next turn.</text:p>
          </table:table-cell>
        </table:table-row>
        <table:table-row table:style-name="ro2">
          <table:table-cell table:number-columns-repeated="5"/>
          <table:table-cell table:style-name="ce2" table:number-columns-repeated="3"/>
          <table:table-cell/>
        </table:table-row>
        <table:table-row table:style-name="ro2">
          <table:table-cell table:style-name="ce6" office:value-type="string" table:number-columns-spanned="8" table:number-rows-spanned="1">
            <text:p>Possible Replacements</text:p>
          </table:table-cell>
          <table:covered-table-cell table:number-columns-repeated="4"/>
          <table:covered-table-cell table:number-columns-repeated="3" table:style-name="ce2"/>
          <table:table-cell/>
        </table:table-row>
        <table:table-row table:style-name="ro2" table:number-rows-repeated="2">
          <table:table-cell table:number-columns-repeated="5"/>
          <table:table-cell table:style-name="ce2" table:number-columns-repeated="3"/>
          <table:table-cell/>
        </table:table-row>
        <table:table-row table:style-name="ro2">
          <table:table-cell table:style-name="Default"/>
          <table:table-cell table:number-columns-repeated="8"/>
        </table:table-row>
        <table:table-row table:style-name="ro2" table:number-rows-repeated="2">
          <table:table-cell table:number-columns-repeated="5"/>
          <table:table-cell table:style-name="ce2" table:number-columns-repeated="3"/>
          <table:table-cell/>
        </table:table-row>
        <table:table-row table:style-name="ro2">
          <table:table-cell table:style-name="ce5"/>
          <table:table-cell table:number-columns-repeated="4"/>
          <table:table-cell table:style-name="ce2" table:number-columns-repeated="3"/>
          <table:table-cell/>
        </table:table-row>
        <table:table-row table:style-name="ro2" table:number-rows-repeated="2">
          <table:table-cell table:number-columns-repeated="5"/>
          <table:table-cell table:style-name="ce2" table:number-columns-repeated="3"/>
          <table:table-cell/>
        </table:table-row>
        <table:table-row table:style-name="ro2" table:number-rows-repeated="8"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table:number-columns-repeated="5"/>
          <table:table-cell table:style-name="ce2" table:number-columns-repeated="3"/>
          <table:table-cell/>
        </table:table-row>
        <table:table-row table:style-name="ro2">
          <table:table-cell table:number-columns-repeated="9"/>
        </table:table-row>
        <table:table-row table:style-name="ro2">
          <table:table-cell table:number-columns-repeated="5"/>
          <table:table-cell table:style-name="ce2" table:number-columns-repeated="3"/>
          <table:table-cell/>
        </table:table-row>
        <table:table-row table:style-name="ro2">
          <table:table-cell table:style-name="ce5"/>
          <table:table-cell table:number-columns-repeated="8"/>
        </table:table-row>
        <table:table-row table:style-name="ro2">
          <table:table-cell table:style-name="ce7"/>
          <table:table-cell table:number-columns-repeated="4"/>
          <table:table-cell table:style-name="ce2" table:number-columns-repeated="3"/>
          <table:table-cell/>
        </table:table-row>
        <table:table-row table:style-name="ro2">
          <table:table-cell table:number-columns-repeated="5"/>
          <table:table-cell table:style-name="ce2" table:number-columns-repeated="3"/>
          <table:table-cell/>
        </table:table-row>
        <table:table-row table:style-name="ro2" table:number-rows-repeated="1048529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Missles Warlock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9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0" table:default-cell-style-name="Default"/>
        <table:table-row table:style-name="ro1">
          <table:table-cell table:style-name="ce1" office:value-type="string" table:number-columns-spanned="8" table:number-rows-spanned="1">
            <text:p>Missles Warlock</text:p>
          </table:table-cell>
          <table:covered-table-cell table:style-name="ce1"/>
          <table:covered-table-cell table:number-columns-repeated="6"/>
          <table:table-cell/>
        </table:table-row>
        <table:table-row table:style-name="ro2">
          <table:table-cell table:number-columns-repeated="9"/>
        </table:table-row>
        <table:table-row table:style-name="ro3">
          <table:table-cell table:style-name="ce3" office:value-type="string">
            <text:p>O</text:p>
          </table:table-cell>
          <table:table-cell table:style-name="ce3" office:value-type="string">
            <text:p>#</text:p>
          </table:table-cell>
          <table:table-cell table:style-name="ce3" office:value-type="string">
            <text:p>Rarity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Race</text:p>
          </table:table-cell>
          <table:table-cell table:style-name="ce3" office:value-type="string">
            <text:p>Mana</text:p>
          </table:table-cell>
          <table:table-cell table:style-name="ce3" office:value-type="string">
            <text:p>Attack</text:p>
          </table:table-cell>
          <table:table-cell table:style-name="ce3" office:value-type="string">
            <text:p>Health</text:p>
          </table:table-cell>
          <table:table-cell table:style-name="ce3" office:value-type="string">
            <text:p>Effect</text:p>
          </table:table-cell>
        </table:table-row>
        <table:table-row table:style-name="ro3">
          <table:table-cell table:number-columns-repeated="2"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Soulfire</text:p>
          </table:table-cell>
          <table:table-cell office:value-type="string">
            <text:p>SPELL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office:value-type="string">
            <text:p>Deal 4 damage. Discard a random card.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Mortal Coil</text:p>
          </table:table-cell>
          <table:table-cell office:value-type="string">
            <text:p>SPELL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office:value-type="string">
            <text:p>Deal 1 damage to a minion. If that kills it, draw a card.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Power Overwhelming</text:p>
          </table:table-cell>
          <table:table-cell office:value-type="string">
            <text:p>SPELL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office:value-type="string">
            <text:p>Give a friendly minion +4/+4 until end of turn. Then, it dies. Horribly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Flame Imp</text:p>
          </table:table-cell>
          <table:table-cell office:value-type="string">
            <text:p>Demon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office:value-type="string">
            <text:p>Battlecry: Deal 3 damage to your hero.</text:p>
          </table:table-cell>
        </table:table-row>
        <table:table-row table:style-name="ro3">
          <table:table-cell table:number-columns-repeated="2"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Voidwalker</text:p>
          </table:table-cell>
          <table:table-cell office:value-type="string">
            <text:p>Demon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office:value-type="string">
            <text:p>Taunt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Hellfire</text:p>
          </table:table-cell>
          <table:table-cell office:value-type="string">
            <text:p>SPELL</text:p>
          </table:table-cell>
          <table:table-cell table:style-name="ce2" office:value-type="float" office:value="4">
            <text:p>4</text:p>
          </table:table-cell>
          <table:table-cell table:style-name="ce2" table:number-columns-repeated="2"/>
          <table:table-cell office:value-type="string">
            <text:p>Deal 3 damage to ALL characters.</text:p>
          </table:table-cell>
        </table:table-row>
        <table:table-row table:style-name="ro2">
          <table:table-cell table:number-columns-repeated="5"/>
          <table:table-cell table:style-name="ce2" table:number-columns-repeated="3"/>
          <table:table-cell/>
        </table:table-row>
        <table:table-row table:style-name="ro3">
          <table:table-cell table:style-name="ce3" office:value-type="string">
            <text:p>O</text:p>
          </table:table-cell>
          <table:table-cell table:style-name="ce3" office:value-type="string">
            <text:p>#</text:p>
          </table:table-cell>
          <table:table-cell table:style-name="ce3" office:value-type="string">
            <text:p>Rarity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Race</text:p>
          </table:table-cell>
          <table:table-cell table:style-name="ce3" office:value-type="string">
            <text:p>Mana</text:p>
          </table:table-cell>
          <table:table-cell table:style-name="ce3" office:value-type="string">
            <text:p>Attack</text:p>
          </table:table-cell>
          <table:table-cell table:style-name="ce3" office:value-type="string">
            <text:p>Health</text:p>
          </table:table-cell>
          <table:table-cell table:style-name="ce3" office:value-type="string">
            <text:p>Effect</text:p>
          </table:table-cell>
        </table:table-row>
        <table:table-row table:style-name="ro3">
          <table:table-cell table:number-columns-repeated="2"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Abusive Sergeant</text:p>
          </table:table-cell>
          <table:table-cell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office:value-type="string">
            <text:p>Battlecry: Give a minion +2 Attack this turn.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Argent Squire</text:p>
          </table:table-cell>
          <table:table-cell/>
          <table:table-cell table:number-columns-repeated="3" table:style-name="ce2" office:value-type="float" office:value="1">
            <text:p>1</text:p>
          </table:table-cell>
          <table:table-cell office:value-type="string">
            <text:p>Divine Shield</text:p>
          </table:table-cell>
        </table:table-row>
        <table:table-row table:style-name="ro3">
          <table:table-cell table:number-columns-repeated="2"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Leper Gnome</text:p>
          </table:table-cell>
          <table:table-cell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office:value-type="string">
            <text:p>Deathrattle: Deal 2 damage to the enemy hero.</text:p>
          </table:table-cell>
        </table:table-row>
        <table:table-row table:style-name="ro3">
          <table:table-cell table:number-columns-repeated="2"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Bluegill Warrior</text:p>
          </table:table-cell>
          <table:table-cell office:value-type="string">
            <text:p>Murloc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office:value-type="string">
            <text:p>Charge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Dire Wolf Alpha</text:p>
          </table:table-cell>
          <table:table-cell office:value-type="string">
            <text:p>Beast</text:p>
          </table:table-cell>
          <table:table-cell table:number-columns-repeated="3" table:style-name="ce2" office:value-type="float" office:value="2">
            <text:p>2</text:p>
          </table:table-cell>
          <table:table-cell office:value-type="string">
            <text:p>Adjacent minions have +1 Attack.</text:p>
          </table:table-cell>
        </table:table-row>
        <table:table-row table:style-name="ro3">
          <table:table-cell table:number-columns-repeated="2"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Ironbeak Owl</text:p>
          </table:table-cell>
          <table:table-cell office:value-type="string">
            <text:p>Beast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office:value-type="string">
            <text:p>Battlecry: Silence a minion.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Knife Juggler</text:p>
          </table:table-cell>
          <table:table-cell/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office:value-type="string">
            <text:p>After you summon a minion, deal 1 damage to a random enemy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Arcane Golem</text:p>
          </table:table-cell>
          <table:table-cell office:value-type="string">
            <text:p>Mech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office:value-type="string">
            <text:p>Charge. Battlecry: Give your opponent a Mana Crystal.</text:p>
          </table:table-cell>
        </table:table-row>
        <table:table-row table:style-name="ro3">
          <table:table-cell table:number-columns-repeated="2"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Wolfrider</text:p>
          </table:table-cell>
          <table:table-cell/>
          <table:table-cell table:number-columns-repeated="2"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office:value-type="string">
            <text:p>Charge</text:p>
          </table:table-cell>
        </table:table-row>
        <table:table-row table:style-name="ro2">
          <table:table-cell table:number-columns-repeated="5"/>
          <table:table-cell table:style-name="ce2" table:number-columns-repeated="3"/>
          <table:table-cell office:value-type="float" office:value="2">
            <text:p>2</text:p>
          </table:table-cell>
        </table:table-row>
        <table:table-row table:style-name="ro2">
          <table:table-cell table:style-name="ce6" office:value-type="string" table:number-columns-spanned="8" table:number-rows-spanned="1">
            <text:p>Possible Replacements</text:p>
          </table:table-cell>
          <table:covered-table-cell table:number-columns-repeated="7"/>
          <table:table-cell/>
        </table:table-row>
        <table:table-row table:style-name="ro3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3-Epic</text:p>
          </table:table-cell>
          <table:table-cell office:value-type="string">
            <text:p>Gorehowl</text:p>
          </table:table-cell>
          <table:table-cell office:value-type="string">
            <text:p>WEAPON</text:p>
          </table:table-cell>
          <table:table-cell table:number-columns-repeated="2"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office:value-type="string">
            <text:p>Attacking a minion costs 1 Attack instead of 1 Durability.</text:p>
          </table:table-cell>
        </table:table-row>
        <table:table-row table:style-name="ro2">
          <table:table-cell table:style-name="ce5" office:value-type="string">
            <text:p>for</text:p>
          </table:table-cell>
          <table:table-cell table:number-columns-repeated="4"/>
          <table:table-cell table:style-name="ce2" table:number-columns-repeated="3"/>
          <table:table-cell/>
        </table:table-row>
        <table:table-row table:style-name="ro3">
          <table:table-cell table:style-name="ce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4-Legendary</text:p>
          </table:table-cell>
          <table:table-cell office:value-type="string">
            <text:p>Leeroy Jenkins</text:p>
          </table:table-cell>
          <table:table-cell/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">
            <text:p>2</text:p>
          </table:table-cell>
          <table:table-cell office:value-type="string">
            <text:p>Charge, Battlecry: Summon two 1/1 Whelps for your opponent.</text:p>
          </table:table-cell>
        </table:table-row>
        <table:table-row table:style-name="ro2">
          <table:table-cell table:style-name="ce5" office:value-type="string">
            <text:p>or</text:p>
          </table:table-cell>
          <table:table-cell table:number-columns-repeated="4"/>
          <table:table-cell table:style-name="ce2" table:number-columns-repeated="3"/>
          <table:table-cell/>
        </table:table-row>
        <table:table-row table:style-name="ro3">
          <table:table-cell table:style-name="ce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4-Legendary</text:p>
          </table:table-cell>
          <table:table-cell office:value-type="string">
            <text:p>The Black Knight</text:p>
          </table:table-cell>
          <table:table-cell/>
          <table:table-cell table:style-name="ce2" office:value-type="float" office:value="6">
            <text:p>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office:value-type="string">
            <text:p>Battlecry: Destroy an enemy minion with taunt.</text:p>
          </table:table-cell>
        </table:table-row>
        <table:table-row table:style-name="ro2">
          <table:table-cell table:number-columns-repeated="5"/>
          <table:table-cell table:style-name="ce2" table:number-columns-repeated="3"/>
          <table:table-cell/>
        </table:table-row>
        <table:table-row table:style-name="ro2" table:number-rows-repeated="5"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5"/>
          <table:table-cell table:style-name="ce2" table:number-columns-repeated="3"/>
          <table:table-cell/>
        </table:table-row>
        <table:table-row table:style-name="ro2">
          <table:table-cell table:style-name="ce5"/>
          <table:table-cell table:number-columns-repeated="8"/>
        </table:table-row>
        <table:table-row table:style-name="ro2">
          <table:table-cell table:number-columns-repeated="5"/>
          <table:table-cell table:style-name="ce2" table:number-columns-repeated="3"/>
          <table:table-cell/>
        </table:table-row>
        <table:table-row table:style-name="ro2">
          <table:table-cell table:style-name="ce5"/>
          <table:table-cell table:number-columns-repeated="8"/>
        </table:table-row>
        <table:table-row table:style-name="ro2">
          <table:table-cell table:number-columns-repeated="5"/>
          <table:table-cell table:style-name="ce2" table:number-columns-repeated="3"/>
          <table:table-cell/>
        </table:table-row>
        <table:table-row table:style-name="ro2">
          <table:table-cell table:number-columns-repeated="9"/>
        </table:table-row>
        <table:table-row table:style-name="ro2">
          <table:table-cell table:number-columns-repeated="5"/>
          <table:table-cell table:style-name="ce2" table:number-columns-repeated="3"/>
          <table:table-cell/>
        </table:table-row>
        <table:table-row table:style-name="ro2">
          <table:table-cell table:style-name="ce5"/>
          <table:table-cell table:number-columns-repeated="8"/>
        </table:table-row>
        <table:table-row table:style-name="ro2">
          <table:table-cell table:style-name="ce7"/>
          <table:table-cell table:number-columns-repeated="4"/>
          <table:table-cell table:style-name="ce2" table:number-columns-repeated="3"/>
          <table:table-cell/>
        </table:table-row>
        <table:table-row table:style-name="ro2">
          <table:table-cell table:number-columns-repeated="5"/>
          <table:table-cell table:style-name="ce2" table:number-columns-repeated="3"/>
          <table:table-cell/>
        </table:table-row>
        <table:table-row table:style-name="ro2" table:number-rows-repeated="1048530">
          <table:table-cell table:number-columns-repeated="9"/>
        </table:table-row>
        <table:table-row table:style-name="ro5" table:number-rows-repeated="2">
          <table:table-cell table:number-columns-repeated="9"/>
        </table:table-row>
        <table:table-row table:style-name="ro5">
          <table:table-cell table:number-columns-repeated="9"/>
        </table:table-row>
      </table:table>
      <table:table table:name="Warrior Pirat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9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0" table:default-cell-style-name="Default"/>
        <table:table-row table:style-name="ro4">
          <table:table-cell table:style-name="ce1" office:value-type="string" table:number-columns-spanned="8" table:number-rows-spanned="1">
            <text:p>Ship's Cannon Warrior Pirates</text:p>
          </table:table-cell>
          <table:covered-table-cell table:style-name="ce1"/>
          <table:covered-table-cell table:number-columns-repeated="6"/>
          <table:table-cell/>
        </table:table-row>
        <table:table-row table:style-name="ro2">
          <table:table-cell table:number-columns-repeated="9"/>
        </table:table-row>
        <table:table-row table:style-name="ro2">
          <table:table-cell table:style-name="ce3" office:value-type="string">
            <text:p>O</text:p>
          </table:table-cell>
          <table:table-cell table:style-name="ce3" office:value-type="string">
            <text:p>#</text:p>
          </table:table-cell>
          <table:table-cell table:style-name="ce3" office:value-type="string">
            <text:p>Rarity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Race</text:p>
          </table:table-cell>
          <table:table-cell table:style-name="ce3" office:value-type="string">
            <text:p>Mana</text:p>
          </table:table-cell>
          <table:table-cell table:style-name="ce3" office:value-type="string">
            <text:p>Attack</text:p>
          </table:table-cell>
          <table:table-cell table:style-name="ce3" office:value-type="string">
            <text:p>Health</text:p>
          </table:table-cell>
          <table:table-cell table:style-name="ce3" office:value-type="string">
            <text:p>Effect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Upgrade!</text:p>
          </table:table-cell>
          <table:table-cell office:value-type="string">
            <text:p>SPELL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office:value-type="string">
            <text:p>If you have a weapon, give it +1/+1. Otherwise equip a 1/3 weapon.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Fiery War Axe</text:p>
          </table:table-cell>
          <table:table-cell office:value-type="string">
            <text:p>WEAPON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/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Frothing Berserker</text:p>
          </table:table-cell>
          <table:table-cell/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office:value-type="string">
            <text:p>Whenever a minion takes damage, gain +1 Attack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Death's Bite</text:p>
          </table:table-cell>
          <table:table-cell office:value-type="string">
            <text:p>WEAPON</text:p>
          </table:table-cell>
          <table:table-cell table:number-columns-repeated="2"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office:value-type="string">
            <text:p>Deathrattle: Deal 1 damage to all minions.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0-Basic</text:p>
          </table:table-cell>
          <table:table-cell office:value-type="string">
            <text:p>Kor'kron Elite</text:p>
          </table:table-cell>
          <table:table-cell/>
          <table:table-cell table:number-columns-repeated="2"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office:value-type="string">
            <text:p>Charg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Mortal Strike</text:p>
          </table:table-cell>
          <table:table-cell office:value-type="string">
            <text:p>SPELL</text:p>
          </table:table-cell>
          <table:table-cell table:style-name="ce2" office:value-type="float" office:value="4">
            <text:p>4</text:p>
          </table:table-cell>
          <table:table-cell table:style-name="ce2" table:number-columns-repeated="2"/>
          <table:table-cell office:value-type="string">
            <text:p>Deal 4 damage. If you have 12 or less Health, deal 6 instead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-Basic</text:p>
          </table:table-cell>
          <table:table-cell office:value-type="string">
            <text:p>Arcanite Reaper</text:p>
          </table:table-cell>
          <table:table-cell office:value-type="string">
            <text:p>WEAPON</text:p>
          </table:table-cell>
          <table:table-cell table:number-columns-repeated="2" table:style-name="ce2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3-Epic</text:p>
          </table:table-cell>
          <table:table-cell office:value-type="string">
            <text:p>Gorehowl</text:p>
          </table:table-cell>
          <table:table-cell office:value-type="string">
            <text:p>WEAPON</text:p>
          </table:table-cell>
          <table:table-cell table:number-columns-repeated="2"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office:value-type="string">
            <text:p>Attacking a minion costs 1 Attack instead of 1 Durability.</text:p>
          </table:table-cell>
        </table:table-row>
        <table:table-row table:style-name="ro2">
          <table:table-cell table:number-columns-repeated="5"/>
          <table:table-cell table:style-name="ce2" table:number-columns-repeated="3"/>
          <table:table-cell/>
        </table:table-row>
        <table:table-row table:style-name="ro2">
          <table:table-cell table:style-name="ce3" office:value-type="string">
            <text:p>O</text:p>
          </table:table-cell>
          <table:table-cell table:style-name="ce3" office:value-type="string">
            <text:p>#</text:p>
          </table:table-cell>
          <table:table-cell table:style-name="ce3" office:value-type="string">
            <text:p>Rarity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Race</text:p>
          </table:table-cell>
          <table:table-cell table:style-name="ce3" office:value-type="string">
            <text:p>Mana</text:p>
          </table:table-cell>
          <table:table-cell table:style-name="ce3" office:value-type="string">
            <text:p>Attack</text:p>
          </table:table-cell>
          <table:table-cell table:style-name="ce3" office:value-type="string">
            <text:p>Health</text:p>
          </table:table-cell>
          <table:table-cell table:style-name="ce3" office:value-type="string">
            <text:p>Effect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Bloodsair Corsair</text:p>
          </table:table-cell>
          <table:table-cell office:value-type="string">
            <text:p>Pirate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office:value-type="string">
            <text:p>Battlecry: Remove 1 Durability from your opponent's weapon.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Leper Gnome</text:p>
          </table:table-cell>
          <table:table-cell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office:value-type="string">
            <text:p>Deathrattle: Deal 2 damage to the enemy hero.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Southsea Deckhand</text:p>
          </table:table-cell>
          <table:table-cell office:value-type="string">
            <text:p>Pirate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office:value-type="string">
            <text:p>Has Charge while you have a weapon equipped.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Bloodsail Raider</text:p>
          </table:table-cell>
          <table:table-cell office:value-type="string">
            <text:p>Pirate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office:value-type="string">
            <text:p>Battlecry: Gain Attack equal to the attack of your weapon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Ironbeak Owl</text:p>
          </table:table-cell>
          <table:table-cell office:value-type="string">
            <text:p>Beast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office:value-type="string">
            <text:p>Battlecry: Silence a minion.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Ship's Cannon</text:p>
          </table:table-cell>
          <table:table-cell/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office:value-type="string">
            <text:p>Whenever you summon a Pirate, deal 2 damage to a random enemy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3-Epic</text:p>
          </table:table-cell>
          <table:table-cell office:value-type="string">
            <text:p>Southsea Captain</text:p>
          </table:table-cell>
          <table:table-cell office:value-type="string">
            <text:p>Pirate</text:p>
          </table:table-cell>
          <table:table-cell table:number-columns-repeated="3" table:style-name="ce2" office:value-type="float" office:value="3">
            <text:p>3</text:p>
          </table:table-cell>
          <table:table-cell office:value-type="string">
            <text:p>Your other Pirates have +1/+1.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Dread Corsair</text:p>
          </table:table-cell>
          <table:table-cell office:value-type="string">
            <text:p>Pirate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3">
            <text:p>3</text:p>
          </table:table-cell>
          <table:table-cell office:value-type="string">
            <text:p>Taunt. Costs (1) less per Attack of your weapon.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4-Legendary</text:p>
          </table:table-cell>
          <table:table-cell office:value-type="string">
            <text:p>Captain Greenskin</text:p>
          </table:table-cell>
          <table:table-cell office:value-type="string">
            <text:p>Pirate</text:p>
          </table:table-cell>
          <table:table-cell table:number-columns-repeated="2" table:style-name="ce2" office:value-type="float" office:value="5">
            <text:p>5</text:p>
          </table:table-cell>
          <table:table-cell table:style-name="ce2" office:value-type="float" office:value="4">
            <text:p>4</text:p>
          </table:table-cell>
          <table:table-cell office:value-type="string">
            <text:p>Battlecry: Give your weapon +1/+1.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string">
            <text:p>4-Legendary</text:p>
          </table:table-cell>
          <table:table-cell office:value-type="string">
            <text:p>Loatheb</text:p>
          </table:table-cell>
          <table:table-cell/>
          <table:table-cell table:number-columns-repeated="3" table:style-name="ce2" office:value-type="float" office:value="5">
            <text:p>5</text:p>
          </table:table-cell>
          <table:table-cell office:value-type="string">
            <text:p>Battlecry: Enemy spells cost (5) more next turn.</text:p>
          </table:table-cell>
        </table:table-row>
        <table:table-row table:style-name="ro2"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6" office:value-type="string" table:number-columns-spanned="8" table:number-rows-spanned="1">
            <text:p>Possible Replacements</text:p>
          </table:table-cell>
          <table:covered-table-cell table:number-columns-repeated="7"/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3-Epic</text:p>
          </table:table-cell>
          <table:table-cell office:value-type="string">
            <text:p>Gorehowl</text:p>
          </table:table-cell>
          <table:table-cell office:value-type="string">
            <text:p>WEAPON</text:p>
          </table:table-cell>
          <table:table-cell table:number-columns-repeated="2"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office:value-type="string">
            <text:p>Attacking a minion costs 1 Attack instead of 1 Durability.</text:p>
          </table:table-cell>
        </table:table-row>
        <table:table-row table:style-name="ro2">
          <table:table-cell table:style-name="ce5" office:value-type="string">
            <text:p>for</text:p>
          </table:table-cell>
          <table:table-cell table:number-columns-repeated="4"/>
          <table:table-cell table:style-name="ce2" table:number-columns-repeated="3"/>
          <table:table-cell/>
        </table:table-row>
        <table:table-row table:style-name="ro2">
          <table:table-cell table:style-name="ce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4-Legendary</text:p>
          </table:table-cell>
          <table:table-cell office:value-type="string">
            <text:p>Leeroy Jenkins</text:p>
          </table:table-cell>
          <table:table-cell/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">
            <text:p>2</text:p>
          </table:table-cell>
          <table:table-cell office:value-type="string">
            <text:p>Charge, Battlecry: Summon two 1/1 Whelps for your opponent.</text:p>
          </table:table-cell>
        </table:table-row>
        <table:table-row table:style-name="ro2">
          <table:table-cell table:style-name="ce5" office:value-type="string">
            <text:p>or</text:p>
          </table:table-cell>
          <table:table-cell table:number-columns-repeated="4"/>
          <table:table-cell table:style-name="ce2" table:number-columns-repeated="3"/>
          <table:table-cell/>
        </table:table-row>
        <table:table-row table:style-name="ro2">
          <table:table-cell table:style-name="ce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4-Legendary</text:p>
          </table:table-cell>
          <table:table-cell office:value-type="string">
            <text:p>The Black Knight</text:p>
          </table:table-cell>
          <table:table-cell/>
          <table:table-cell table:style-name="ce2" office:value-type="float" office:value="6">
            <text:p>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office:value-type="string">
            <text:p>Battlecry: Destroy an enemy minion with taunt.</text:p>
          </table:table-cell>
        </table:table-row>
        <table:table-row table:style-name="ro2">
          <table:table-cell table:number-columns-repeated="5"/>
          <table:table-cell table:style-name="ce2" table:number-columns-repeated="3"/>
          <table:table-cell/>
        </table:table-row>
        <table:table-row table:style-name="ro2" table:number-rows-repeated="5"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5"/>
          <table:table-cell table:style-name="ce2" table:number-columns-repeated="3"/>
          <table:table-cell/>
        </table:table-row>
        <table:table-row table:style-name="ro2">
          <table:table-cell table:style-name="ce5"/>
          <table:table-cell table:number-columns-repeated="8"/>
        </table:table-row>
        <table:table-row table:style-name="ro2">
          <table:table-cell table:number-columns-repeated="5"/>
          <table:table-cell table:style-name="ce2" table:number-columns-repeated="3"/>
          <table:table-cell/>
        </table:table-row>
        <table:table-row table:style-name="ro2">
          <table:table-cell table:style-name="ce5"/>
          <table:table-cell table:number-columns-repeated="8"/>
        </table:table-row>
        <table:table-row table:style-name="ro2">
          <table:table-cell table:number-columns-repeated="5"/>
          <table:table-cell table:style-name="ce2" table:number-columns-repeated="3"/>
          <table:table-cell/>
        </table:table-row>
        <table:table-row table:style-name="ro2">
          <table:table-cell table:number-columns-repeated="9"/>
        </table:table-row>
        <table:table-row table:style-name="ro2">
          <table:table-cell table:number-columns-repeated="5"/>
          <table:table-cell table:style-name="ce2" table:number-columns-repeated="3"/>
          <table:table-cell/>
        </table:table-row>
        <table:table-row table:style-name="ro2">
          <table:table-cell table:style-name="ce5"/>
          <table:table-cell table:number-columns-repeated="8"/>
        </table:table-row>
        <table:table-row table:style-name="ro2">
          <table:table-cell table:style-name="ce7"/>
          <table:table-cell table:number-columns-repeated="4"/>
          <table:table-cell table:style-name="ce2" table:number-columns-repeated="3"/>
          <table:table-cell/>
        </table:table-row>
        <table:table-row table:style-name="ro2">
          <table:table-cell table:number-columns-repeated="5"/>
          <table:table-cell table:style-name="ce2" table:number-columns-repeated="3"/>
          <table:table-cell/>
        </table:table-row>
        <table:table-row table:style-name="ro2" table:number-rows-repeated="1048529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2T09:32:22</meta:creation-date>
    <dc:date>2015-01-12T11:33:41</dc:date>
    <meta:editing-duration>PT4H8M18S</meta:editing-duration>
    <meta:editing-cycles>5</meta:editing-cycles>
    <meta:generator>LibreOffice/3.5$Linux_X86_64 LibreOffice_project/350m1$Build-2</meta:generator>
    <meta:document-statistic meta:table-count="5" meta:cell-count="1023" meta:object-count="0"/>
  </office:meta>
</office:document-meta>
</file>